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Wikipedia census : What's on Wikipedia ?</text:p>
      <text:p text:style-name="Standard"/>
      <text:p text:style-name="Standard">This visualization explores what Wikipedia is about by analysing the nature of all items with at least one article in one of the 276 language editions of Wikipedia using the way they are described on Wikidata.</text:p>
      <text:p text:style-name="Standard"/>
      <text:p text:style-name="Standard">How to read it</text:p>
      <text:p text:style-name="Standard">Wikipedia describes 1,759,644 geographical entities. Among them, we can find 1,359,505 administrative subdivisions including 818,358 villages. 588,822 of them are Chinese.</text:p>
      <text:p text:style-name="Standard"/>
      <text:p text:style-name="Standard">Technical note</text:p>
      <text:p text:style-name="Standard">We have analyzed the distribution of the "instance of" property (P31). The data have been collected on July 28th, 2014 using Magnus Manske's WikiDataQuery API. We have found 12,607 possible items for the p31 property but we only consider the 781 items which describes at least 100 items. We have then built a comprehensive hierarchy of the data. In addition to our main dataset, we have also collected data for humans about their gender (P21), nationality (P27), birthdate (P569), native language (P103) and religion (P14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13T13:30:07</meta:creation-date>
    <meta:document-statistic meta:table-count="0" meta:image-count="0" meta:object-count="0" meta:page-count="1" meta:paragraph-count="6" meta:word-count="156" meta:character-count="977"/>
    <dc:date>2014-08-13T13:30:16</dc:date>
    <meta:editing-duration>PT10S</meta:editing-duration>
    <meta:editing-cycles>1</meta:editing-cycles>
    <meta:generator>OpenOffice/4.1.0$Unix OpenOffice.org_project/410m18$Build-9764</meta:generator>
  </office:meta>
</office:document-meta>
</file>